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20e" officeooo:paragraph-rsid="0013520e"/>
    </style:style>
    <style:style style:name="P2" style:family="paragraph" style:parent-style-name="Standard">
      <style:text-properties officeooo:rsid="0014dc69" officeooo:paragraph-rsid="0014dc69"/>
    </style:style>
    <style:style style:name="P3" style:family="paragraph" style:parent-style-name="Standard">
      <style:text-properties officeooo:rsid="00164096" officeooo:paragraph-rsid="00164096"/>
    </style:style>
    <style:style style:name="P4" style:family="paragraph" style:parent-style-name="Heading_20_3">
      <style:text-properties officeooo:rsid="0013520e" officeooo:paragraph-rsid="0013520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T1" style:family="text">
      <style:text-properties officeooo:rsid="00138702"/>
    </style:style>
    <style:style style:name="T2" style:family="text">
      <style:text-properties officeooo:rsid="0016409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xtração dos <text:span text:style-name="T1">dados dos vídeos da API do youtube </text:span></text:p>
      <text:p text:style-name="P2">Python, Power BI, <text:span text:style-name="T2">xbox, cities skylines</text:span></text:p>
      <text:p text:style-name="P2"/>
      <text:p text:style-name="P3">1 – Fluxo</text:p>
      <text:p text:style-name="P3"/>
      <text:h text:style-name="P4" text:outline-level="3">4. <text:span text:style-name="Strong_20_Emphasis">Detecção de Tendências de Vídeos em Tempo Real</text:span></text:h>
      <text:list text:style-name="L1">
        <text:list-item>
          <text:p text:style-name="P5"><text:span text:style-name="Strong_20_Emphasis">Descrição</text:span>: Desenvolva um pipeline no Airflow para monitorar vídeos em alta (trending) de uma região ou categoria. A API do YouTube permite o acesso a vídeos populares por país ou categoria, e isso pode ser usado para detectar padrões e prever tendências emergentes.</text:p>
        </text:list-item>
        <text:list-item>
          <text:p text:style-name="P5"><text:span text:style-name="Strong_20_Emphasis">Tarefas no Airflow</text:span>:</text:p>
          <text:list>
            <text:list-item>
              <text:p text:style-name="P5">Coleta diária dos vídeos em alta de uma região ou categoria.</text:p>
            </text:list-item>
            <text:list-item>
              <text:p text:style-name="P5">Armazenamento e análise de dados para identificar tendências ao longo do tempo.</text:p>
            </text:list-item>
            <text:list-item>
              <text:p text:style-name="P6">Envio de alertas quando vídeos alcançam certos marcos de popularidade ou crescimento acelerado.</text:p>
            </text:list-item>
          </text:list>
        </text:list-item>
      </text:list>
      <text:h text:style-name="P4" text:outline-level="3">9. <text:span text:style-name="Strong_20_Emphasis">Análise de Palavras-chave em Títulos e Descrições de Vídeos</text:span></text:h>
      <text:list text:style-name="L2">
        <text:list-item>
          <text:p text:style-name="P7"><text:span text:style-name="Strong_20_Emphasis">Descrição</text:span>: Desenvolva um pipeline para analisar as palavras-chave mais usadas nos títulos e descrições de vídeos de canais concorrentes ou de um determinado nicho. Isso pode ajudar a identificar tendências e otimizar SEO para novos vídeos.</text:p>
        </text:list-item>
        <text:list-item>
          <text:p text:style-name="P7"><text:span text:style-name="Strong_20_Emphasis">Tarefas no Airflow</text:span>:</text:p>
          <text:list>
            <text:list-item>
              <text:p text:style-name="P7">Coleta dos títulos e descrições via API.</text:p>
            </text:list-item>
            <text:list-item>
              <text:p text:style-name="P7">Extração e contagem das palavras-chave mais frequentes.</text:p>
            </text:list-item>
            <text:list-item>
              <text:p text:style-name="P7">Geração de relatórios sobre as palavras mais usadas e o impacto no desempenho dos vídeos (visualizações, likes).</text:p>
            </text:list-item>
            <text:list-item>
              <text:p text:style-name="P8">Envio de sugestões de palavras-chave para futuros vídeo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01:34.864386421</meta:creation-date>
    <dc:date>2024-10-17T20:48:04.011477194</dc:date>
    <meta:editing-duration>PT12M30S</meta:editing-duration>
    <meta:editing-cycles>1</meta:editing-cycles>
    <meta:document-statistic meta:table-count="0" meta:image-count="0" meta:object-count="0" meta:page-count="1" meta:paragraph-count="16" meta:word-count="208" meta:character-count="1267" meta:non-whitespace-character-count="1084"/>
    <meta:generator>LibreOffice/24.8.1.2$Linux_X86_64 LibreOffice_project/480$Build-2</meta:generator>
  </office:meta>
</office:document-meta>
</file>